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3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pacity="50%" draw:textarea-horizontal-align="justify" draw:textarea-vertical-align="middle" draw:auto-grow-height="false" fo:min-height="3.454cm" fo:min-width="6.127cm" draw:shadow-opacity="100%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1.055cm" fo:min-width="4.523cm" draw:shadow-opacity="10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4.534cm"/>
    </style:style>
    <style:style style:name="pr9" style:family="presentation" style:parent-style-name="oranssi-subtitle">
      <style:graphic-properties draw:fill="solid" draw:fill-color="#ffffff" draw:auto-grow-height="true" fo:min-height="16.181cm"/>
    </style:style>
    <style:style style:name="pr10" style:family="presentation" style:parent-style-name="oranssi-outline1">
      <style:graphic-properties fo:min-height="14.036cm"/>
    </style:style>
    <style:style style:name="pr11" style:family="presentation" style:parent-style-name="oranssi-outline1">
      <style:graphic-properties fo:min-height="14.503cm"/>
    </style:style>
    <style:style style:name="pr12" style:family="presentation" style:parent-style-name="oranssi-outline1">
      <style:graphic-properties fo:min-height="13.917cm"/>
    </style:style>
    <style:style style:name="pr13" style:family="presentation" style:parent-style-name="oranssi-subtitle">
      <style:graphic-properties draw:fill="solid" draw:fill-color="#ffffff" draw:auto-grow-height="true" fo:min-height="8.108cm"/>
    </style:style>
    <style:style style:name="pr14" style:family="presentation" style:parent-style-name="oranssi-subtitle">
      <style:graphic-properties draw:fill="solid" draw:fill-color="#ffffff" draw:auto-grow-height="true" fo:min-height="18.063cm"/>
    </style:style>
    <style:style style:name="pr15" style:family="presentation" style:parent-style-name="oranssi-outline1">
      <style:graphic-properties fo:min-height="14.145cm"/>
    </style:style>
    <style:style style:name="pr16" style:family="presentation" style:parent-style-name="oranssi-subtitle">
      <style:graphic-properties draw:fill="solid" draw:fill-color="#ffffff" draw:auto-grow-height="true" fo:min-height="19.544cm"/>
    </style:style>
    <style:style style:name="pr17" style:family="presentation" style:parent-style-name="oranssi-subtitle">
      <style:graphic-properties draw:fill="solid" draw:fill-color="#ffffff" draw:auto-grow-height="true" fo:min-height="8.845cm"/>
    </style:style>
    <style:style style:name="pr18" style:family="presentation" style:parent-style-name="oranssi-subtitle">
      <style:graphic-properties draw:fill="solid" draw:fill-color="#ffffff" draw:auto-grow-height="true" fo:min-height="10.319cm"/>
    </style:style>
    <style:style style:name="pr19" style:family="presentation" style:parent-style-name="oranssi-subtitle">
      <style:graphic-properties draw:fill="solid" draw:fill-color="#ffffff" draw:auto-grow-height="true" fo:min-height="6.634cm"/>
    </style:style>
    <style:style style:name="pr20" style:family="presentation" style:parent-style-name="oranssi-subtitle">
      <style:graphic-properties draw:fill="solid" draw:fill-color="#ffffff" draw:auto-grow-height="true" fo:min-height="7.043cm"/>
    </style:style>
    <style:style style:name="pr21" style:family="presentation" style:parent-style-name="oranssi-subtitle">
      <style:graphic-properties draw:fill="solid" draw:fill-color="#ffffff" draw:auto-grow-height="true" fo:min-height="4.069cm"/>
    </style:style>
    <style:style style:name="pr22" style:family="presentation" style:parent-style-name="oranssi-subtitle">
      <style:graphic-properties draw:fill="solid" draw:fill-color="#ffffff" draw:auto-grow-height="true" fo:min-height="4.762cm"/>
    </style:style>
    <style:style style:name="pr23" style:family="presentation" style:parent-style-name="oranssi-subtitle">
      <style:graphic-properties draw:fill="solid" draw:fill-color="#ffffff" draw:auto-grow-height="true" fo:min-height="7.64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24pt" style:font-size-asian="24pt" style:font-size-complex="24pt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font-weight="normal" style:font-size-asian="20pt" style:font-weight-asian="normal" style:font-size-complex="20pt" style:font-weight-complex="normal"/>
    </style:style>
    <style:style style:name="P12" style:family="paragraph">
      <loext:graphic-properties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3" style:family="paragraph"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8pt" style:font-size-asian="28pt" style:font-size-complex="28pt"/>
    </style:style>
    <style:style style:name="T8" style:family="text">
      <style:text-properties style:font-name="FreeMono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FreeMono" fo:font-style="italic" style:font-style-asian="italic" style:font-style-complex="italic"/>
    </style:style>
    <style:style style:name="T11" style:family="text">
      <style:text-properties style:font-name="FreeMono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font-name="FreeMono" fo:font-size="20pt" style:font-size-asian="20pt" style:font-size-complex="20pt"/>
    </style:style>
    <style:style style:name="T18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FreeMono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color="#000000" style:text-outline="false" style:text-line-through-style="none" style:text-line-through-type="none" style:font-name="Courier 10 Pitch" fo:font-size="20pt" fo:font-style="normal" fo:text-shadow="none" style:text-underline-style="none" fo:font-weight="bold" style:font-name-asian="HG Mincho Light J" style:font-size-asian="20pt" style:font-style-asian="normal" style:font-weight-asian="bold" style:font-name-complex="Arial1" style:font-size-complex="20pt" style:font-style-complex="normal" style:font-weight-complex="bold" style:text-emphasize="none" style:font-relief="none"/>
    </style:style>
    <style:style style:name="T24" style:family="text">
      <style:text-properties fo:color="#000000" style:text-outline="false" style:text-line-through-style="none" style:text-line-through-type="none" style:font-name="Courier 10 Pitch" fo:font-size="20pt" fo:font-style="normal" fo:text-shadow="none" style:text-underline-style="none" fo:font-weight="normal" style:font-name-asian="HG Mincho Light J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/>
    </style:style>
    <style:style style:name="T25" style:family="text">
      <style:text-properties style:font-name="FreeMono" fo:font-size="26pt" style:font-size-asian="26pt" style:font-size-complex="26pt"/>
    </style:style>
    <style:style style:name="T26" style:family="text">
      <style:text-properties style:font-name="FreeMono" fo:font-size="24pt" style:font-size-asian="24pt" style:font-size-complex="24pt"/>
    </style:style>
    <style:style style:name="T27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color="#000000" style:text-outline="false" style:text-line-through-style="none" style:text-line-through-type="none" style:font-name="Courier 10 Pitch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33" style:family="text">
      <style:text-properties fo:color="#000000" style:text-outline="false" style:text-line-through-style="none" style:text-line-through-type="none" style:font-name="Courier 10 Pitch" fo:font-size="18pt" fo:font-style="normal" fo:text-shadow="none" style:text-underline-style="none" fo:font-weight="bold" style:font-name-asian="HG Mincho Light J" style:font-size-asian="18pt" style:font-style-asian="normal" style:font-weight-asian="bold" style:font-name-complex="Arial1" style:font-size-complex="18pt" style:font-style-complex="normal" style:font-weight-complex="bold" style:text-emphasize="none" style:font-relief="none"/>
    </style:style>
    <style:style style:name="T34" style:family="text">
      <style:text-properties fo:font-size="16pt" fo:font-style="normal" style:font-size-asian="16pt" style:font-style-asian="normal" style:font-size-complex="16pt" style:font-style-complex="normal"/>
    </style:style>
    <style:style style:name="T35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</text:span><text:span text:style-name="T1">Programação 1</text:span></text:p>
          </draw:text-box>
        </draw:frame>
        <draw:frame draw:style-name="gr1" draw:text-style-name="P3" draw:layer="layout" svg:width="15.894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</text:span><text:span text:style-name="T6">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os Compost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“Natureza” ou “Classificação” de um dado</text:p>
              </text:list-item>
              <text:list-item>
                <text:p xml:id="id2" text:id="id2">Número, Texto (string), Booleano</text:p>
                <text:list>
                  <text:list-item>
                    <text:p xml:id="id3" text:id="id3">Número real, inteiro, inteiro de 1 byte, …</text:p>
                  </text:list-item>
                </text:list>
                <text:p><text:span text:style-name="T7"/></text:p>
              </text:list-item>
              <text:list-item>
                <text:p xml:id="id4" text:id="id4"><text:span text:style-name="T7">v=100 ; type(v)</text:span></text:p>
              </text:list-item>
              <text:list-item>
                <text:p xml:id="id5" text:id="id5"><text:span text:style-name="T7">v=100.0 ; type(v)</text:span></text:p>
              </text:list-item>
              <text:list-item>
                <text:p xml:id="id6" text:id="id6"><text:span text:style-name="T7">int v = 100;</text:span></text:p>
              </text:list-item>
              <text:list-item>
                <text:p xml:id="id7" text:id="id7"><text:span text:style-name="T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" text:id="id8">Recusar operações inválidas</text:p>
              </text:list-item>
              <text:list-item>
                <text:p xml:id="id9" text:id="id9">Documentar o código</text:p>
              </text:list-item>
              <text:list-item>
                <text:p xml:id="id10" text:id="id10">Especializar por tamanho</text:p>
              </text:list-item>
              <text:list-item>
                <text:p xml:id="id11" text:id="id11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“Básicos”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" text:id="id12">Numéricos: <text:span text:style-name="T8">char</text:span>, <text:span text:style-name="T8">short</text:span>, <text:span text:style-name="T8">int</text:span>, <text:span text:style-name="T8">float</text:span>, <text:span text:style-name="T9">etc</text:span>.</text:p>
              </text:list-item>
              <text:list-item>
                <text:p xml:id="id13" text:id="id13">Ponteiros: <text:span text:style-name="T10">tipo</text:span><text:span text:style-name="T11">*</text:span></text:p>
              </text:list-item>
              <text:list-item>
                <text:p xml:id="id14" text:id="id14">Vetores/Arrays: <text:span text:style-name="T10">tipo</text:span><text:span text:style-name="T11">[</text:span><text:span text:style-name="T10">n</text:span><text:span text:style-name="T11">]</text:span></text:p>
                <text:p><text:span text:style-name="T11"/></text:p>
              </text:list-item>
              <text:list-item>
                <text:p xml:id="id15" text:id="id15"><text:span text:style-name="T8">int</text:span><text:span text:style-name="T11"> x;</text:span></text:p>
                <text:p xml:id="id16" text:id="id16"><text:span text:style-name="T8">int</text:span><text:span text:style-name="T11"> xs[10];</text:span></text:p>
                <text:p xml:id="id17" text:id="id17"><text:span text:style-name="T8">int</text:span><text:span text:style-name="T11">* p = xs;</text:span></text:p>
                <text:p xml:id="id18" text:id="id18"><text:span text:style-name="T11">*(p+3)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structs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8" draw:layer="layout" svg:width="25.199cm" svg:height="14.534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9">Record,</text:span> Registro, <text:span text:style-name="T9">Product Type</text:span></text:p>
              </text:list-item>
              <text:list-item>
                <text:p xml:id="id20" text:id="id20">Construtor de tipos novos</text:p>
                <text:list>
                  <text:list-item>
                    <text:p xml:id="id21" text:id="id21">construtor <text:span text:style-name="T12">E</text:span></text:p>
                  </text:list-item>
                  <text:list-item>
                    <text:p xml:id="id22" text:id="id22"><text:span text:style-name="T13">campo1 (de tipo1)</text:span><text:span text:style-name="T14"> </text:span><text:span text:style-name="T15">E</text:span><text:span text:style-name="T14"> </text:span><text:span text:style-name="T13">campo2 (de tipo2)</text:span><text:span text:style-name="T14"> </text:span><text:span text:style-name="T15">E</text:span><text:span text:style-name="T14"> </text:span><text:span text:style-name="T13">...</text:span></text:p>
                  </text:list-item>
                </text:list>
              </text:list-item>
              <text:list-item>
                <text:p xml:id="id23" text:id="id23">Exemplo:</text:p>
                <text:list>
                  <text:list-item>
                    <text:p xml:id="id24" text:id="id24"><text:span text:style-name="T16">Um </text:span><text:span text:style-name="T7">Personagem</text:span><text:span text:style-name="T16"> é representado por um tipo composto por</text:span></text:p>
                    <text:p xml:id="id25" text:id="id25"><text:span text:style-name="T17">forca(int) </text:span><text:span text:style-name="T18">E</text:span><text:span text:style-name="T17"> energia(int) </text:span><text:span text:style-name="T18">E </text:span><text:span text:style-name="T19">experiencia(int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Declaração</text:p>
          </draw:text-box>
        </draw:frame>
        <draw:frame presentation:style-name="pr9" draw:text-style-name="P7" draw:layer="layout" svg:width="20.101cm" svg:height="16.181cm" svg:x="1.066cm" svg:y="4.343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1">p1.forca <text:s text:c="6"/>= 10;</text:span></text:p>
            <text:p text:style-name="P6"><text:span text:style-name="T21"><text:s text:c="4"/></text:span><text:span text:style-name="T21">p1.energia <text:s text:c="4"/>= 100;</text:span></text:p>
            <text:p text:style-name="P6"><text:span text:style-name="T21"><text:s text:c="4"/></text:span><text:span text:style-name="T21">p1.experiencia = 0;</text:span></text:p>
            <text:p text:style-name="P6"><text:span text:style-name="T22"/></text:p>
            <text:p text:style-name="P6"><text:span text:style-name="T21"><text:s text:c="4"/></text:span><text:span text:style-name="T20">struct</text:span><text:span text:style-name="T21"> Personagem p2 = { 13, </text:span><text:span text:style-name="T21">150, 200 };</text:span></text:p>
            <text:p text:style-name="P6"><text:span text:style-name="T22"/></text:p>
            <text:p text:style-name="P6"><text:span text:style-name="T21"><text:s text:c="4"/></text:span><text:span text:style-name="T20">printf</text:span><text:span text:style-name="T21">(“&gt; %d %d\n”, </text:span><text:span text:style-name="T21">p1.forca, p2.forc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5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/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scanf</text:span><text:span text:style-name="T21">(“%d”, &amp;forca);</text:span></text:p>
            <text:p text:style-name="P6"><text:span text:style-name="T21"><text:s text:c="4"/></text:span><text:span text:style-name="T21">p1.forca = forca;</text:span></text:p>
            <text:p text:style-name="P6"><text:span text:style-name="T21"/></text:p>
            <text:p text:style-name="P6"><text:span text:style-name="T21"><text:s text:c="4"/></text:span><text:span text:style-name="T20">scanf</text:span><text:span text:style-name="T21">(“%d”, &amp;p1.energia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“%d %d\n”, p1.forca, </text:span><text:span text:style-name="T21">p1.energi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Ponteiros</text:p>
          </draw:text-box>
        </draw:frame>
        <draw:frame presentation:style-name="pr9" draw:text-style-name="P7" draw:layer="layout" svg:width="21.441cm" svg:height="16.181cm" svg:x="1.066cm" svg:y="4.345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0">scanf</text:span><text:span text:style-name="T21">(“%d”, &amp;p1.forca);</text:span></text:p>
            <text:p text:style-name="P6"><text:span text:style-name="T21"/></text:p>
            <text:p text:style-name="P6"><text:span text:style-name="T21"><text:s text:c="4"/></text:span><text:span text:style-name="T20">struct</text:span><text:span text:style-name="T21"> Personagem* ptr = </text:span><text:span text:style-name="T21">&amp;p1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“%d %d %d\n”,</text:span></text:p>
            <text:p text:style-name="P6"><text:span text:style-name="T21"><text:s text:c="11"/></text:span><text:span text:style-name="T21">p1.forca, </text:span><text:span text:style-name="T21">(*ptr).forca, ptr-&gt;forc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6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1">// preencheA?, preencheB?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 = </text:span><text:span text:style-name="T21">preencheA();</text:span></text:p>
            <text:p text:style-name="P6"><text:span text:style-name="T21"/></text:p>
            <text:p text:style-name="P6"><text:span text:style-name="T21"><text:s text:c="4"/></text:span><text:span text:style-name="T20">sturct</text:span><text:span text:style-name="T21"> Personagem p2;</text:span></text:p>
            <text:p text:style-name="P6"><text:span text:style-name="T21"><text:s text:c="4"/></text:span><text:span text:style-name="T21">preencheB(&amp;p2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“%d %d\n”, p1.forca, </text:span><text:span text:style-name="T21">p2.forc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6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struct</text:span><text:span text:style-name="T21"> Personagem preencheA </text:span><text:span text:style-name="T21">(</text:span><text:span text:style-name="T20">void</text:span><text:span text:style-name="T21">) {</text:span></text:p>
            <text:p text:style-name="P6"><text:span text:style-name="T21"><text:s text:c="4"/></text:span><text:span text:style-name="T21">...</text:span></text:p>
            <text:p text:style-name="P6"><text:span text:style-name="T21">}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 = </text:span><text:span text:style-name="T21">preencheA();</text:span></text:p>
            <text:p text:style-name="P6"><text:span text:style-name="T21"><text:s text:c="4"/></text:span><text:span text:style-name="T20">printf</text:span><text:span text:style-name="T21">(“%d\n”, p1.forc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6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3">void</text:span><text:span text:style-name="T24"> preencheB (</text:span><text:span text:style-name="T20">struct</text:span><text:span text:style-name="T21"> </text:span><text:span text:style-name="T21">Personagem* p) {</text:span></text:p>
            <text:p text:style-name="P6"><text:span text:style-name="T21"><text:s text:c="4"/></text:span><text:span text:style-name="T21">...</text:span></text:p>
            <text:p text:style-name="P6"><text:span text:style-name="T21">}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><text:s text:c="4"/></text:span><text:span text:style-name="T21">preencheB(&amp;p2);</text:span></text:p>
            <text:p text:style-name="P6"><text:span text:style-name="T21"><text:s text:c="4"/></text:span><text:span text:style-name="T20">printf</text:span><text:span text:style-name="T21">(“%d\n”, p2.forc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1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26" text:id="id26">Crie uma <text:span text:style-name="T11">struct</text:span> qualquer.</text:p>
                <text:list>
                  <text:list-item>
                    <text:p xml:id="id27" text:id="id27">Seja criativo!</text:p>
                  </text:list-item>
                </text:list>
              </text:list-item>
              <text:list-item>
                <text:p xml:id="id28" text:id="id28">Crie uma função <text:span text:style-name="T11">preenche</text:span> que recebe um ponteiro para o novo tipo criado e leia os campos para a variável passada, ex.:</text:p>
                <text:list>
                  <text:list-item>
                    <text:p xml:id="id29" text:id="id29"><text:span text:style-name="T8">struct</text:span><text:span text:style-name="T11"> T t;</text:span></text:p>
                    <text:p xml:id="id30" text:id="id30"><text:span text:style-name="T11">preenche(&amp;t);</text:span></text:p>
                    <text:p xml:id="id31" text:id="id31"><text:span text:style-name="T8">printf</text:span><text:span text:style-name="T11">(“A=%d, B=%d\n”, t.a, t.b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2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Crie uma nova <text:span text:style-name="T11">struct</text:span> que contenha a <text:span text:style-name="T11">struct</text:span> do exercício anterior.</text:p>
                <text:list>
                  <text:list-item>
                    <text:p xml:id="id33" text:id="id33">Seja criativo!</text:p>
                  </text:list-item>
                  <text:list-item>
                    <text:p xml:id="id34" text:id="id34">A nova <text:span text:style-name="T11">struct</text:span> deve ser definida em separado.</text:p>
                  </text:list-item>
                </text:list>
              </text:list-item>
              <text:list-item>
                <text:p xml:id="id35" text:id="id35">Crie uma função <text:span text:style-name="T11">preenche2</text:span> para preencher valores da nova <text:span text:style-name="T11">struct</text:span>.</text:p>
                <text:list>
                  <text:list-item>
                    <text:p>A função deve usar a <text:span text:style-name="T11">preenche</text:span> do exercício anterior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3</text:p>
          </draw:text-box>
        </draw:frame>
        <draw:frame presentation:style-name="pr11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25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25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4</text:p>
          </draw:text-box>
        </draw:frame>
        <draw:frame presentation:style-name="pr12" draw:layer="layout" svg:width="25.199cm" svg:height="13.917cm" svg:x="1.4cm" svg:y="4.914cm" presentation:class="outline" presentation:user-transformed="true">
          <draw:text-box>
            <text:list text:style-name="L2">
              <text:list-item>
                <text:p>Um jogo possui 10 personagens, cada um com as seguintes características:</text:p>
                <text:list>
                  <text:list-item>
                    <text:p>Um número que representa a sua “identidade”</text:p>
                  </text:list-item>
                  <text:list-item>
                    <text:p>Um posição (x,y) no espaço bi-dimensional</text:p>
                  </text:list-item>
                  <text:list-item>
                    <text:p>Uma quantidade de pontuação (inicialmente 0)</text:p>
                  </text:list-item>
                </text:list>
              </text:list-item>
              <text:list-item>
                <text:p>Crie uma <text:span text:style-name="T26">struct</text:span> para representar um personagem</text:p>
                <text:list>
                  <text:list-item>
                    <text:p>A posição também deve ser uma <text:span text:style-name="T26">struct</text:span></text:p>
                  </text:list-item>
                </text:list>
              </text:list-item>
              <text:list-item>
                <text:p>Crie um vetor com 10 personage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5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e uma função que leia um personagem</text:p>
                <text:list>
                  <text:list-item>
                    <text:p>A função deve usar uma função que lê a posição</text:p>
                  </text:list-item>
                </text:list>
              </text:list-item>
              <text:list-item>
                <text:p>Crie um loop para ler todos os 10 personagens</text:p>
              </text:list-item>
              <text:list-item>
                <text:p>Desenhe um mapa do jogo, e.x.:</text:p>
                <text:list>
                  <text:list-item>
                    <text:p>Use funções auxiliares!</text:p>
                  </text:list-item>
                </text:list>
              </text:list-item>
            </text:list>
          </draw:text-box>
        </draw:frame>
        <draw:frame presentation:style-name="pr13" draw:text-style-name="P9" draw:layer="layout" svg:width="8.977cm" svg:height="8.108cm" svg:x="18.183cm" svg:y="12.42cm">
          <draw:text-box>
            <text:p text:style-name="P6"><text:span text:style-name="T27"><text:s text:c="3"/></text:span><text:span text:style-name="T27">0 1 2 3 4 5 6 7 8 9</text:span></text:p>
            <text:p text:style-name="P6"><text:span text:style-name="T27"/></text:p>
            <text:p text:style-name="P6"><text:span text:style-name="T27">0 <text:s text:c="9"/>8</text:span></text:p>
            <text:p text:style-name="P6"><text:span text:style-name="T27">1 <text:s text:c="3"/>0</text:span></text:p>
            <text:p text:style-name="P6"><text:span text:style-name="T27">2 </text:span></text:p>
            <text:p text:style-name="P6"><text:span text:style-name="T27">3 <text:s text:c="13"/>3</text:span></text:p>
            <text:p text:style-name="P6"><text:span text:style-name="T27">4 </text:span></text:p>
            <text:p text:style-name="P6"><text:span text:style-name="T27">5 <text:s text:c="17"/>7</text:span></text:p>
            <text:p text:style-name="P6"><text:span text:style-name="T27">6 <text:s text:c="5"/>2</text:span></text:p>
            <text:p text:style-name="P6"><text:span text:style-name="T27">7 </text:span></text:p>
            <text:p text:style-name="P6"><text:span text:style-name="T27">8 <text:s text:c="9"/>9</text:span></text:p>
            <text:p text:style-name="P6"><text:span text:style-name="T27">9 <text:s text:c="17"/>5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14" draw:text-style-name="P10" draw:layer="layout" svg:width="21.225cm" svg:height="18.063cm" svg:x="1.066cm" svg:y="1.724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char</text:span><text:span text:style-name="T21"> nome[20];</text:span></text:p>
            <text:p text:style-name="P6"><text:span text:style-name="T21"><text:s text:c="4"/></text:span><text:span text:style-name="T20">int</text:span><text:span text:style-name="T21"> <text:s/>forca;</text:span></text:p>
            <text:p text:style-name="P6"><text:span text:style-name="T21"><text:s text:c="4"/></text:span><text:span text:style-name="T20">int</text:span><text:span text:style-name="T21"> <text:s/>energia;</text:span></text:p>
            <text:p text:style-name="P6"><text:span text:style-name="T21"><text:s text:c="4"/></text:span><text:span text:style-name="T20">int</text:span><text:span text:style-name="T21"> <text:s/>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void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Nome: ");</text:span></text:p>
            <text:p text:style-name="P6"><text:span text:style-name="T21"><text:s text:c="4"/></text:span><text:span text:style-name="T20">scanf</text:span><text:span text:style-name="T21">("%s", p1.nome);</text:span></text:p>
            <text:p text:style-name="P6"><text:span text:style-name="T21"><text:s text:c="4"/></text:span><text:span text:style-name="T20">strncpy</text:span><text:span text:style-name="T21">(p2.nome, p1.nome, </text:span><text:span text:style-name="T21">strlen(p1.nome)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&gt; %s %s\n", p1.nome, </text:span><text:span text:style-name="T21">p2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unions</text:p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36" text:id="id36">União, Variante, <text:span text:style-name="T9">Sum Type</text:span></text:p>
              </text:list-item>
              <text:list-item>
                <text:p xml:id="id37" text:id="id37">Construtor de tipos novos</text:p>
                <text:list>
                  <text:list-item>
                    <text:p xml:id="id38" text:id="id38">construtor <text:span text:style-name="T12">OU</text:span></text:p>
                  </text:list-item>
                  <text:list-item>
                    <text:p xml:id="id39" text:id="id39"><text:span text:style-name="T13">campo1 (de tipo1)</text:span><text:span text:style-name="T14"> </text:span><text:span text:style-name="T15">OU</text:span><text:span text:style-name="T14"> </text:span><text:span text:style-name="T13">campo2 (de tipo2) </text:span><text:span text:style-name="T28">OU </text:span><text:span text:style-name="T13">...</text:span></text:p>
                  </text:list-item>
                </text:list>
              </text:list-item>
              <text:list-item>
                <text:p xml:id="id40" text:id="id40">Exemplo:</text:p>
                <text:list>
                  <text:list-item>
                    <text:p xml:id="id41" text:id="id41"><text:span text:style-name="T29">Uma </text:span><text:span text:style-name="T25">Identidade</text:span><text:span text:style-name="T29"> é representada por um tipo composto por</text:span></text:p>
                    <text:p xml:id="id42" text:id="id42"><text:span text:style-name="T17">IFP(int) </text:span><text:span text:style-name="T18">OU</text:span><text:span text:style-name="T17"> CPF(int) </text:span><text:span text:style-name="T18">OU</text:span><text:span text:style-name="T19"> NOME(char[255]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16" draw:text-style-name="P7" draw:layer="layout" svg:width="23.6cm" svg:height="19.544cm" svg:x="1.066cm" svg:y="0.98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union</text:span><text:span text:style-name="T21"> Ident {</text:span></text:p>
            <text:p text:style-name="P6"><text:span text:style-name="T21"><text:s text:c="4"/></text:span><text:span text:style-name="T20">int </text:span><text:span text:style-name="T21"><text:s/>ifp;</text:span></text:p>
            <text:p text:style-name="P6"><text:span text:style-name="T21"><text:s text:c="4"/></text:span><text:span text:style-name="T20">int</text:span><text:span text:style-name="T21"> <text:s/>cpf;</text:span></text:p>
            <text:p text:style-name="P6"><text:span text:style-name="T24"><text:s text:c="4"/></text:span><text:span text:style-name="T23">char</text:span><text:span text:style-name="T24"> nome</text:span><text:span text:style-name="T21">[256]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union</text:span><text:span text:style-name="T21"> Ident i1;</text:span></text:p>
            <text:p text:style-name="P6"><text:span text:style-name="T21"><text:s text:c="4"/></text:span><text:span text:style-name="T21">i1.ifp = 117766118;</text:span></text:p>
            <text:p text:style-name="P6"><text:span text:style-name="T21"/></text:p>
            <text:p text:style-name="P6"><text:span text:style-name="T21"><text:s text:c="4"/></text:span><text:span text:style-name="T20">union</text:span><text:span text:style-name="T21"> Ident i2;</text:span></text:p>
            <text:p text:style-name="P6"><text:span text:style-name="T21"><text:s text:c="4"/></text:span><text:span text:style-name="T21">i2.cpf = 1688833355;</text:span></text:p>
            <text:p text:style-name="P6"><text:span text:style-name="T21"/></text:p>
            <text:p text:style-name="P6"><text:span text:style-name="T21"><text:s text:c="4"/></text:span><text:span text:style-name="T20">union</text:span><text:span text:style-name="T21"> Ident i3;</text:span></text:p>
            <text:p text:style-name="P6"><text:span text:style-name="T21"><text:s text:c="4"/></text:span><text:span text:style-name="T21">strcpy(i3.nome, “Francisco </text:span><text:span text:style-name="T21">Sant’Anna”);</text:span></text:p>
            <text:p text:style-name="P6"><text:span text:style-name="T21"/></text:p>
            <text:p text:style-name="P6"><text:span text:style-name="T21"><text:s text:c="4"/></text:span><text:span text:style-name="T21">printf("&gt; %d %d %s\n", </text:span><text:span text:style-name="T21">i1.ifp, i2.cpf, i3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43" text:id="id43">Como fica a memória?</text:p>
              </text:list-item>
              <text:list-item>
                <text:p xml:id="id44" text:id="id44">O que acontece se gravar como um subtipo e ler como outro?</text:p>
              </text:list-item>
              <text:list-item>
                <text:p xml:id="id45" text:id="id45">C possui tipagem fraca</text:p>
                <text:list>
                  <text:list-item>
                    <text:p xml:id="id46" text:id="id46">Similar ao problema do tamanho de um vetor...</text:p>
                  </text:list-item>
                </text:list>
              </text:list-item>
              <text:list-item>
                <text:p>Solução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presentation:style-name="pr17" draw:text-style-name="P11" xml:id="id49" draw:id="id49" draw:layer="layout" svg:width="14.271cm" svg:height="8.845cm" svg:x="13.016cm" svg:y="9.661cm">
          <draw:text-box>
            <text:p text:style-name="P6"><text:span text:style-name="T30">void</text:span><text:span text:style-name="T31"> exibe (</text:span><text:span text:style-name="T30">struct</text:span><text:span text:style-name="T31"> Ident* id) {</text:span></text:p>
            <text:p text:style-name="P6"><text:span text:style-name="T31"><text:s text:c="3"/></text:span><text:span text:style-name="T30">if</text:span><text:span text:style-name="T31"> (id-&gt;sub == 0) {</text:span></text:p>
            <text:p text:style-name="P6"><text:span text:style-name="T31"><text:s text:c="6"/></text:span><text:span text:style-name="T30">printf</text:span><text:span text:style-name="T31">(“IFP = %d\n”, id-&gt;ifp);</text:span></text:p>
            <text:p text:style-name="P6"><text:span text:style-name="T31"><text:s text:c="3"/></text:span><text:span text:style-name="T31">} </text:span><text:span text:style-name="T30">else</text:span><text:span text:style-name="T31"> </text:span><text:span text:style-name="T30">if</text:span><text:span text:style-name="T31"> (id-&gt;sub == 1) {</text:span></text:p>
            <text:p text:style-name="P6"><text:span text:style-name="T31"><text:s text:c="6"/></text:span><text:span text:style-name="T31">...</text:span></text:p>
            <text:p text:style-name="P6"><text:span text:style-name="T31"><text:s text:c="3"/></text:span><text:span text:style-name="T31">} </text:span><text:span text:style-name="T30">else</text:span><text:span text:style-name="T31"> </text:span><text:span text:style-name="T30">if</text:span><text:span text:style-name="T31"> (id-&gt;sub == 2) {</text:span></text:p>
            <text:p text:style-name="P6"><text:span text:style-name="T31"><text:s text:c="6"/></text:span><text:span text:style-name="T31">...</text:span></text:p>
            <text:p text:style-name="P6"><text:span text:style-name="T31"><text:s text:c="3"/></text:span><text:span text:style-name="T31">} </text:span><text:span text:style-name="T30">else</text:span><text:span text:style-name="T31"> {</text:span></text:p>
            <text:p text:style-name="P6"><text:span text:style-name="T31"><text:s text:c="6"/></text:span><text:span text:style-name="T31">// erro</text:span></text:p>
            <text:p text:style-name="P6"><text:span text:style-name="T31"><text:s text:c="3"/></text:span><text:span text:style-name="T31">}</text:span></text:p>
            <text:p text:style-name="P6"><text:span text:style-name="T31">}</text:span></text:p>
          </draw:text-box>
        </draw:frame>
        <draw:frame presentation:style-name="pr18" draw:text-style-name="P11" xml:id="id50" draw:id="id50" draw:layer="layout" svg:width="15.013cm" svg:height="10.319cm" svg:x="12.634cm" svg:y="8.926cm">
          <draw:text-box>
            <text:p text:style-name="P6"><text:span text:style-name="T30">void</text:span><text:span text:style-name="T31"> exibe (</text:span><text:span text:style-name="T30">struct</text:span><text:span text:style-name="T31"> Ident* id) {</text:span></text:p>
            <text:p text:style-name="P6"><text:span text:style-name="T31"><text:s text:c="3"/></text:span><text:span text:style-name="T30">switch</text:span><text:span text:style-name="T31"> (id-&gt;sub) {</text:span></text:p>
            <text:p text:style-name="P6"><text:span text:style-name="T31"><text:s text:c="6"/></text:span><text:span text:style-name="T30">case</text:span><text:span text:style-name="T31"> 0:</text:span></text:p>
            <text:p text:style-name="P6"><text:span text:style-name="T31"><text:s text:c="8"/></text:span><text:span text:style-name="T30">printf</text:span><text:span text:style-name="T31">(“IFP = %d\n”, id-&gt;ifp);</text:span></text:p>
            <text:p text:style-name="P6"><text:span text:style-name="T31"><text:s text:c="8"/></text:span><text:span text:style-name="T30">break</text:span><text:span text:style-name="T31">;</text:span></text:p>
            <text:p text:style-name="P6"><text:span text:style-name="T31"><text:s text:c="6"/></text:span><text:span text:style-name="T30">case</text:span><text:span text:style-name="T31"> 1:</text:span></text:p>
            <text:p text:style-name="P6"><text:span text:style-name="T31"><text:s text:c="8"/></text:span><text:span text:style-name="T31">...</text:span></text:p>
            <text:p text:style-name="P6"><text:span text:style-name="T31"><text:s text:c="6"/></text:span><text:span text:style-name="T30">case</text:span><text:span text:style-name="T31"> 2:</text:span></text:p>
            <text:p text:style-name="P6"><text:span text:style-name="T31"><text:s text:c="8"/></text:span><text:span text:style-name="T31">...</text:span></text:p>
            <text:p text:style-name="P6"><text:span text:style-name="T31"><text:s text:c="6"/></text:span><text:span text:style-name="T30">default</text:span><text:span text:style-name="T31">:</text:span></text:p>
            <text:p text:style-name="P6"><text:span text:style-name="T31"><text:s text:c="8"/></text:span><text:span text:style-name="T31">// erro</text:span></text:p>
            <text:p text:style-name="P6"><text:span text:style-name="T31"><text:s text:c="3"/></text:span><text:span text:style-name="T31">}</text:span></text:p>
            <text:p text:style-name="P6"><text:span text:style-name="T31">}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União Discriminada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>Solução?</text:p>
                <text:list>
                  <text:list-item>
                    <text:p xml:id="id47" text:id="id47">Guardar o subtipo em uso</text:p>
                  </text:list-item>
                </text:list>
              </text:list-item>
            </text:list>
          </draw:text-box>
        </draw:frame>
        <draw:frame presentation:style-name="pr19" draw:text-style-name="P7" xml:id="id48" draw:id="id48" draw:layer="layout" svg:width="11.454cm" svg:height="6.634cm" svg:x="0.697cm" svg:y="10.763cm">
          <draw:text-box>
            <text:p text:style-name="P6"><text:span text:style-name="T30">struct</text:span><text:span text:style-name="T31"> Ident {</text:span></text:p>
            <text:p text:style-name="P6"><text:span text:style-name="T31"><text:s text:c="2"/></text:span><text:span text:style-name="T30">int </text:span><text:span text:style-name="T31">sub; // [0,1,2]</text:span></text:p>
            <text:p text:style-name="P6"><text:span text:style-name="T31"><text:s text:c="2"/></text:span><text:span text:style-name="T30">union </text:span><text:span text:style-name="T31">{</text:span></text:p>
            <text:p text:style-name="P6"><text:span text:style-name="T31"><text:s text:c="4"/></text:span><text:span text:style-name="T30">int </text:span><text:span text:style-name="T31"><text:s/>ifp; <text:s text:c="6"/>// sub=0</text:span></text:p>
            <text:p text:style-name="P6"><text:span text:style-name="T31"><text:s text:c="4"/></text:span><text:span text:style-name="T30">int</text:span><text:span text:style-name="T31"> <text:s/>cpf; <text:s text:c="6"/>// sub=1</text:span></text:p>
            <text:p text:style-name="P6"><text:span text:style-name="T32"><text:s text:c="4"/></text:span><text:span text:style-name="T33">char</text:span><text:span text:style-name="T32"> nome</text:span><text:span text:style-name="T31">[255]; // sub=2</text:span></text:p>
            <text:p text:style-name="P6"><text:span text:style-name="T31"><text:s text:c="2"/></text:span><text:span text:style-name="T31">};</text:span></text:p>
            <text:p text:style-name="P6"><text:span text:style-name="T31">};</text:span></text:p>
          </draw:text-box>
        </draw:frame>
        <draw:custom-shape draw:style-name="gr3" draw:text-style-name="P12" draw:layer="layout" svg:width="6.627cm" svg:height="3.704cm" svg:x="1.607cm" svg:y="12.58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+ unions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>Maneiras de declarar e usar</text:p>
                <text:list>
                  <text:list-item>
                    <text:p>Separado</text:p>
                  </text:list-item>
                  <text:list-item>
                    <text:p>Aninhado</text:p>
                  </text:list-item>
                  <text:list-item>
                    <text:p>Aninhado / Separado</text:p>
                  </text:list-item>
                </text:list>
              </text:list-item>
            </text:list>
          </draw:text-box>
        </draw:frame>
        <draw:custom-shape draw:style-name="gr4" draw:text-style-name="P12" xml:id="id51" draw:id="id51" draw:layer="layout" svg:width="5.023cm" svg:height="1.305cm" svg:x="22.445cm" svg:y="19.059cm">
          <text:p text:style-name="P13"><text:span text:style-name="T34">05-struct-union.c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enum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nums</text:p>
          </draw:text-box>
        </draw:frame>
        <draw:frame presentation:style-name="pr8" draw:layer="layout" svg:width="25.199cm" svg:height="14.534cm" svg:x="1.4cm" svg:y="4.314cm" presentation:class="outline" presentation:user-transformed="true">
          <draw:text-box>
            <text:list text:style-name="L2">
              <text:list-item>
                <text:p xml:id="id52" text:id="id52"><text:span text:style-name="T16">Enumeração</text:span></text:p>
              </text:list-item>
              <text:list-item>
                <text:p xml:id="id53" text:id="id53"><text:span text:style-name="T16">Apenas um apelido para inteiros</text:span></text:p>
                <text:list>
                  <text:list-item>
                    <text:p xml:id="id60" text:id="id60"><text:span text:style-name="T35">É apenas um apelido para inteiros</text:span></text:p>
                  </text:list-item>
                </text:list>
              </text:list-item>
              <text:list-item>
                <text:p xml:id="id54" text:id="id54"><text:span text:style-name="T16">Exemplos:</text:span></text:p>
                <text:list>
                  <text:list-item>
                    <text:p xml:id="id55" text:id="id55"><text:span text:style-name="T29">Usar </text:span><text:span text:style-name="T25">Qui</text:span><text:span text:style-name="T29"> em vez de </text:span><text:span text:style-name="T25">5</text:span></text:p>
                  </text:list-item>
                  <text:list-item>
                    <text:p xml:id="id56" text:id="id56"><text:span text:style-name="T29">Usar </text:span><text:span text:style-name="T25">Professor</text:span><text:span text:style-name="T29"> em vez de </text:span><text:span text:style-name="T25">1</text:span></text:p>
                  </text:list-item>
                </text:list>
              </text:list-item>
            </text:list>
          </draw:text-box>
        </draw:frame>
        <draw:frame presentation:style-name="pr20" draw:text-style-name="P7" xml:id="id57" draw:id="id57" draw:layer="layout" svg:width="5.419cm" svg:height="7.043cm" svg:x="0.95cm" svg:y="13.904cm">
          <draw:text-box>
            <text:p text:style-name="P6"><text:span text:style-name="T30">enum</text:span><text:span text:style-name="T31"> Dia {</text:span></text:p>
            <text:p text:style-name="P6"><text:span text:style-name="T31"><text:s text:c="2"/></text:span><text:span text:style-name="T31">Dom = 1,</text:span></text:p>
            <text:p text:style-name="P6"><text:span text:style-name="T31"><text:s text:c="2"/></text:span><text:span text:style-name="T31">Seg = 2,</text:span></text:p>
            <text:p text:style-name="P6"><text:span text:style-name="T31"><text:s text:c="2"/></text:span><text:span text:style-name="T31">Ter = 3,</text:span></text:p>
            <text:p text:style-name="P6"><text:span text:style-name="T31"><text:s text:c="2"/></text:span><text:span text:style-name="T31">Qua = 4,</text:span></text:p>
            <text:p text:style-name="P6"><text:span text:style-name="T31"><text:s text:c="2"/></text:span><text:span text:style-name="T31">Qui = 5,</text:span></text:p>
            <text:p text:style-name="P6"><text:span text:style-name="T31"><text:s text:c="2"/></text:span><text:span text:style-name="T31">Sex = 6,</text:span></text:p>
            <text:p text:style-name="P6"><text:span text:style-name="T31"><text:s text:c="2"/></text:span><text:span text:style-name="T31">Sab = 7,</text:span></text:p>
            <text:p text:style-name="P6"><text:span text:style-name="T31">};</text:span></text:p>
          </draw:text-box>
        </draw:frame>
        <draw:frame presentation:style-name="pr21" draw:text-style-name="P7" xml:id="id58" draw:id="id58" draw:layer="layout" svg:width="8.1cm" svg:height="4.069cm" svg:x="7.251cm" svg:y="13.906cm">
          <draw:text-box>
            <text:p text:style-name="P6"><text:span text:style-name="T30">enum</text:span><text:span text:style-name="T31"> Tipo {</text:span></text:p>
            <text:p text:style-name="P6"><text:span text:style-name="T31"><text:s text:c="2"/></text:span><text:span text:style-name="T31">Aluno, <text:s text:c="5"/>// 0</text:span></text:p>
            <text:p text:style-name="P6"><text:span text:style-name="T31"><text:s text:c="2"/></text:span><text:span text:style-name="T31">Professor, <text:s/>// 1</text:span></text:p>
            <text:p text:style-name="P6"><text:span text:style-name="T31"><text:s text:c="2"/></text:span><text:span text:style-name="T31">Funcionario // 2</text:span></text:p>
            <text:p text:style-name="P6"><text:span text:style-name="T31">};</text:span></text:p>
          </draw:text-box>
        </draw:frame>
        <draw:frame presentation:style-name="pr22" draw:text-style-name="P7" xml:id="id59" draw:id="id59" draw:layer="layout" svg:width="11.733cm" svg:height="4.762cm" svg:x="15.962cm" svg:y="13.907cm">
          <draw:text-box>
            <text:p text:style-name="P6"><text:span text:style-name="T30">enum</text:span><text:span text:style-name="T31"> Dia <text:s/>dia = Qui;</text:span></text:p>
            <text:p text:style-name="P6"><text:span text:style-name="T30">enum</text:span><text:span text:style-name="T31"> Tipo sub = Professor;</text:span></text:p>
            <text:p text:style-name="P6"><text:span text:style-name="T31"/></text:p>
            <text:p text:style-name="P6"><text:span text:style-name="T31">printf(“%d %d\n”, dia, sub);</text:span></text:p>
            <text:p text:style-name="P6"><text:span text:style-name="T31">printf(“%s %s\n”, dia, sub);</text:span></text:p>
            <text:p text:style-name="P6"><text:span text:style-name="T31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3T1">
        <office:forms form:automatic-focus="false" form:apply-design-mode="false"/>
        <draw:frame presentation:style-name="pr18" draw:text-style-name="P11" xml:id="id63" draw:id="id63" draw:layer="layout" svg:width="15.013cm" svg:height="10.319cm" svg:x="12.634cm" svg:y="8.926cm">
          <draw:text-box>
            <text:p text:style-name="P6"><text:span text:style-name="T30">void</text:span><text:span text:style-name="T31"> exibe (</text:span><text:span text:style-name="T30">struct</text:span><text:span text:style-name="T31"> Ident* id) {</text:span></text:p>
            <text:p text:style-name="P6"><text:span text:style-name="T31"><text:s text:c="3"/></text:span><text:span text:style-name="T30">switch</text:span><text:span text:style-name="T31"> (id-&gt;sub) {</text:span></text:p>
            <text:p text:style-name="P6"><text:span text:style-name="T31"><text:s text:c="6"/></text:span><text:span text:style-name="T30">case</text:span><text:span text:style-name="T31"> IFP:</text:span></text:p>
            <text:p text:style-name="P6"><text:span text:style-name="T31"><text:s text:c="8"/></text:span><text:span text:style-name="T30">printf</text:span><text:span text:style-name="T31">(“IFP = %d\n”, id-&gt;ifp);</text:span></text:p>
            <text:p text:style-name="P6"><text:span text:style-name="T31"><text:s text:c="8"/></text:span><text:span text:style-name="T30">break</text:span><text:span text:style-name="T31">;</text:span></text:p>
            <text:p text:style-name="P6"><text:span text:style-name="T31"><text:s text:c="6"/></text:span><text:span text:style-name="T30">case</text:span><text:span text:style-name="T31"> CPF:</text:span></text:p>
            <text:p text:style-name="P6"><text:span text:style-name="T31"><text:s text:c="8"/></text:span><text:span text:style-name="T31">...</text:span></text:p>
            <text:p text:style-name="P6"><text:span text:style-name="T31"><text:s text:c="6"/></text:span><text:span text:style-name="T30">case</text:span><text:span text:style-name="T31"> NOME:</text:span></text:p>
            <text:p text:style-name="P6"><text:span text:style-name="T31"><text:s text:c="8"/></text:span><text:span text:style-name="T31">...</text:span></text:p>
            <text:p text:style-name="P6"><text:span text:style-name="T31"><text:s text:c="6"/></text:span><text:span text:style-name="T30">default</text:span><text:span text:style-name="T31">:</text:span></text:p>
            <text:p text:style-name="P6"><text:span text:style-name="T31"><text:s text:c="8"/></text:span><text:span text:style-name="T31">// erro</text:span></text:p>
            <text:p text:style-name="P6"><text:span text:style-name="T31"><text:s text:c="3"/></text:span><text:span text:style-name="T31">}</text:span></text:p>
            <text:p text:style-name="P6"><text:span text:style-name="T31">}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enums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>Muito usado conjunto com uniões discriminadas</text:p>
                <text:list>
                  <text:list-item>
                    <text:p xml:id="id61" text:id="id61">Guardar o subtipo em uso</text:p>
                  </text:list-item>
                </text:list>
              </text:list-item>
            </text:list>
          </draw:text-box>
        </draw:frame>
        <draw:frame presentation:style-name="pr23" draw:text-style-name="P7" xml:id="id62" draw:id="id62" draw:layer="layout" svg:width="11.454cm" svg:height="7.649cm" svg:x="0.697cm" svg:y="10.395cm">
          <draw:text-box>
            <text:p text:style-name="P6"><text:span text:style-name="T30">enum </text:span><text:span text:style-name="T31">Sub { IFP, CPF, NOME };</text:span></text:p>
            <text:p text:style-name="P6"><text:span text:style-name="T31"/></text:p>
            <text:p text:style-name="P6"><text:span text:style-name="T30">struct</text:span><text:span text:style-name="T31"> Ident {</text:span></text:p>
            <text:p text:style-name="P6"><text:span text:style-name="T31"><text:s text:c="2"/></text:span><text:span text:style-name="T31">e</text:span><text:span text:style-name="T30">num</text:span><text:span text:style-name="T31"> Sub</text:span><text:span text:style-name="T30"> </text:span><text:span text:style-name="T31">sub;</text:span></text:p>
            <text:p text:style-name="P6"><text:span text:style-name="T31"><text:s text:c="2"/></text:span><text:span text:style-name="T30">union </text:span><text:span text:style-name="T31">{</text:span></text:p>
            <text:p text:style-name="P6"><text:span text:style-name="T31"><text:s text:c="4"/></text:span><text:span text:style-name="T30">int </text:span><text:span text:style-name="T31"><text:s/>ifp;</text:span></text:p>
            <text:p text:style-name="P6"><text:span text:style-name="T31"><text:s text:c="4"/></text:span><text:span text:style-name="T30">int</text:span><text:span text:style-name="T31"> <text:s/>cpf;</text:span></text:p>
            <text:p text:style-name="P6"><text:span text:style-name="T32"><text:s text:c="4"/></text:span><text:span text:style-name="T33">char</text:span><text:span text:style-name="T32"> nome</text:span><text:span text:style-name="T31">[255];</text:span></text:p>
            <text:p text:style-name="P6"><text:span text:style-name="T31"><text:s text:c="2"/></text:span><text:span text:style-name="T31">};</text:span></text:p>
            <text:p text:style-name="P6"><text:span text:style-name="T31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87</meta:editing-cycles>
    <meta:editing-duration>P65DT21H3M42S</meta:editing-duration>
    <meta:initial-creator>chico </meta:initial-creator>
    <dc:date>2019-05-26T12:50:53.024028873</dc:date>
    <meta:document-statistic meta:object-count="15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